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alibri" svg:font-family="Calibri" style:font-adornments="Regular"/>
    <style:font-face style:name="Arial1" svg:font-family="Arial" style:font-family-generic="swiss"/>
    <style:font-face style:name="Arial3" svg:font-family="Arial" style:font-adornments="Negreta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8.414cm" fo:margin-left="0cm" fo:margin-right="8.585cm" table:align="margins" fo:keep-with-next="always"/>
    </style:style>
    <style:style style:name="Table4.A" style:family="table-column">
      <style:table-column-properties style:column-width="0.688cm" style:rel-column-width="5358*"/>
    </style:style>
    <style:style style:name="Table4.B" style:family="table-column">
      <style:table-column-properties style:column-width="1.138cm" style:rel-column-width="8861*"/>
    </style:style>
    <style:style style:name="Table4.C" style:family="table-column">
      <style:table-column-properties style:column-width="0.499cm" style:rel-column-width="3888*"/>
    </style:style>
    <style:style style:name="Table4.D" style:family="table-column">
      <style:table-column-properties style:column-width="0.506cm" style:rel-column-width="3943*"/>
    </style:style>
    <style:style style:name="Table4.E" style:family="table-column">
      <style:table-column-properties style:column-width="0.45cm" style:rel-column-width="3503*"/>
    </style:style>
    <style:style style:name="Table4.F" style:family="table-column">
      <style:table-column-properties style:column-width="0.476cm" style:rel-column-width="3709*"/>
    </style:style>
    <style:style style:name="Table4.P" style:family="table-column">
      <style:table-column-properties style:column-width="0.45cm" style:rel-column-width="3510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P1" style:family="table-cell">
      <style:table-cell-properties fo:padding="0.097cm" fo:border="0.002cm solid #000000"/>
    </style:style>
    <style:style style:name="Table4.C2" style:family="table-cell">
      <style:table-cell-properties fo:padding="0.097cm" fo:border-left="0.002cm solid #000000" fo:border-right="none" fo:border-top="none" fo:border-bottom="0.002cm solid #000000"/>
    </style:style>
    <style:style style:name="Table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13" style:family="table-row">
      <style:table-row-properties style:row-height="0.545cm"/>
    </style:style>
    <style:style style:name="PURETONERIGHT" style:family="table">
      <style:table-properties style:width="8.414cm" fo:margin-left="0cm" fo:margin-right="8.585cm" table:align="margins" fo:keep-with-next="always"/>
    </style:style>
    <style:style style:name="PURETONERIGHT.A" style:family="table-column">
      <style:table-column-properties style:column-width="0.688cm" style:rel-column-width="5358*"/>
    </style:style>
    <style:style style:name="PURETONERIGHT.B" style:family="table-column">
      <style:table-column-properties style:column-width="1.138cm" style:rel-column-width="8861*"/>
    </style:style>
    <style:style style:name="PURETONERIGHT.C" style:family="table-column">
      <style:table-column-properties style:column-width="0.499cm" style:rel-column-width="3888*"/>
    </style:style>
    <style:style style:name="PURETONERIGHT.D" style:family="table-column">
      <style:table-column-properties style:column-width="0.506cm" style:rel-column-width="3943*"/>
    </style:style>
    <style:style style:name="PURETONERIGHT.E" style:family="table-column">
      <style:table-column-properties style:column-width="0.45cm" style:rel-column-width="3503*"/>
    </style:style>
    <style:style style:name="PURETONERIGHT.F" style:family="table-column">
      <style:table-column-properties style:column-width="0.476cm" style:rel-column-width="3709*"/>
    </style:style>
    <style:style style:name="PURETONERIGHT.P" style:family="table-column">
      <style:table-column-properties style:column-width="0.45cm" style:rel-column-width="3510*"/>
    </style:style>
    <style:style style:name="PURETONERIGHT.1" style:family="table-row">
      <style:table-row-properties style:row-height="0.499cm"/>
    </style:style>
    <style:style style:name="PURETONERIGH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URETONERIGHT.P1" style:family="table-cell">
      <style:table-cell-properties fo:padding="0.097cm" fo:border="0.002cm solid #000000"/>
    </style:style>
    <style:style style:name="PURETONERIGHT.C2" style:family="table-cell">
      <style:table-cell-properties fo:padding="0.097cm" fo:border-left="0.002cm solid #000000" fo:border-right="none" fo:border-top="none" fo:border-bottom="0.002cm solid #000000"/>
    </style:style>
    <style:style style:name="PURETONERIGHT.P2" style:family="table-cell">
      <style:table-cell-properties fo:padding="0.097cm" fo:border-left="0.002cm solid #000000" fo:border-right="0.002cm solid #000000" fo:border-top="none" fo:border-bottom="0.002cm solid #000000"/>
    </style:style>
    <style:style style:name="PURETONERIGHT.13" style:family="table-row">
      <style:table-row-properties style:row-height="0.519cm"/>
    </style:style>
    <style:style style:name="Table1" style:family="table">
      <style:table-properties style:width="8.319cm" fo:margin-left="0cm" fo:margin-right="8.68cm" table:align="margins"/>
    </style:style>
    <style:style style:name="Table1.A" style:family="table-column">
      <style:table-column-properties style:column-width="2cm" style:rel-column-width="15758*"/>
    </style:style>
    <style:style style:name="Table1.B" style:family="table-column">
      <style:table-column-properties style:column-width="3.186cm" style:rel-column-width="25096*"/>
    </style:style>
    <style:style style:name="Table1.C" style:family="table-column">
      <style:table-column-properties style:column-width="3.133cm" style:rel-column-width="24681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14cm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1.215cm"/>
    </style:style>
    <style:style style:name="Table1.A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7" style:family="table-row">
      <style:table-row-properties style:min-row-height="0.961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style:font-size-asian="14pt" style:font-size-complex="14pt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able_20_Contents">
      <style:text-properties style:font-name="Arial"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6" style:family="paragraph" style:parent-style-name="Table_20_Contents"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etter-spacing="0.071cm" style:font-size-asian="10.5pt" style:text-rotation-angle="90" style:text-rotation-scale="line-heigh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letter-spacing="0.071cm" fo:background-color="transparent" style:font-size-asian="10.5pt" style:text-rotation-angle="9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etter-spacing="0.071cm" fo:font-weight="bold" style:font-size-asian="10pt" style:font-weight-asian="bold" style:font-size-complex="10pt" style:font-weight-complex="bold" style:text-rotation-angle="0" style:text-rotation-scale="line-heigh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" fo:font-size="10.5pt" fo:letter-spacing="0.071cm" fo:font-weight="bold" style:font-size-asian="10.5pt" style:font-weight-asian="bold" style:font-size-complex="10.5pt" style:font-weight-complex="bold" style:text-rotation-angle="0" style:text-rotation-scale="line-height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Arial" fo:font-size="10.5pt" fo:letter-spacing="0.071cm" fo:font-weight="bold" style:font-size-asian="10.5pt" style:font-weight-asian="bold" style:font-size-complex="10.5pt" style:font-weight-complex="bold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.5pt" fo:letter-spacing="0.071cm" fo:font-weight="bold" style:font-size-asian="10.5pt" style:font-weight-asian="bold" style:font-size-complex="10.5pt" style:font-weight-complex="bold" style:text-rotation-angle="0" style:text-rotation-scale="line-heigh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0.5pt" fo:letter-spacing="0.071cm" fo:font-weight="bold" style:font-size-asian="10.5pt" style:font-weight-asian="bold" style:font-size-complex="10.5pt" style:font-weight-complex="bold" style:text-rotation-angle="0" style:text-rotation-scale="line-height"/>
    </style:style>
    <style:style style:name="P29" style:family="paragraph" style:parent-style-name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etter-spacing="0.071cm" fo:font-weight="bold" style:font-size-asian="10pt" style:font-weight-asian="bold" style:font-size-complex="10pt" style:font-weight-complex="bold" style:text-rotation-angle="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.5pt" fo:letter-spacing="0.071cm" fo:font-weight="bold" style:font-size-asian="10.5pt" style:font-weight-asian="bold" style:font-size-complex="10.5pt" style:font-weight-complex="bold" style:text-rotation-angle="0" style:text-rotation-scale="line-heigh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Arial" fo:font-size="10.5pt" fo:letter-spacing="0.071cm" fo:font-weight="bold" style:font-size-asian="10.5pt" style:font-weight-asian="bold" style:font-size-complex="10.5pt" style:font-weight-complex="bold" style:text-rotation-angle="0" style:text-rotation-scale="line-height"/>
    </style:style>
    <style:style style:name="P33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34" style:family="paragraph">
      <style:paragraph-properties fo:text-align="start"/>
      <style:text-properties style:text-line-through-style="none" style:font-name="Arial3" fo:font-style="normal" style:text-underline-style="none" fo:font-weight="normal"/>
    </style:style>
    <style:style style:name="P35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36" style:family="paragraph">
      <style:paragraph-properties fo:text-align="start"/>
      <style:text-properties style:text-line-through-style="none" style:font-name="Calibri" fo:font-size="11pt" fo:font-style="normal" style:text-underline-style="none"/>
    </style:style>
    <style:style style:name="P37" style:family="paragraph">
      <style:paragraph-properties fo:text-align="start"/>
      <style:text-properties style:text-line-through-style="none" fo:font-size="11pt" fo:font-style="normal" style:text-underline-styl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Otology_History" form:control-implementation="ooo:com.sun.star.form.component.TextField" form:id="control1" form:tab-stop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Otology_Previous_Sugery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tology_Findings_TypeOfReconstruction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submit" form:control-implementation="ooo:com.sun.star.form.component.TextField" form:id="control4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ept_name" form:control-implementation="ooo:com.sun.star.form.component.TextField" form:id="control5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full_name" form:control-implementation="ooo:com.sun.star.form.component.TextField" form:id="control6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7" form:readonly="true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9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10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11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Examination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Ear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Nos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Throat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Diagnosis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Procedure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Ext.Cana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T.M.l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Flaps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MiddleEarMucosa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Chorda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Attic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Antrum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MastoidAirCells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TegmentPlate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LateralSinus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EustTubeOrifice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Findings_FacialNerve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tology_Findings_Complications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tology_Findings_Ossicles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Otology_SRT_Rt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SRT_Lt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SDS_Rt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SDS_Lt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SISI_Rt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SISI_Lt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ABLB_Rt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ABLB_Lt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TD_Rt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TD_Lt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ology_OTHERTESTS_Rt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tology_Other_Tests_Lt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tology_followup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ame :<draw:control text:anchor-type="as-char" draw:z-index="5" draw:style-name="gr4" draw:text-style-name="P36" svg:width="8.951cm" svg:height="0.451cm" draw:control="control6"/><text:tab/>Age / Sex : <draw:control text:anchor-type="as-char" draw:z-index="6" draw:style-name="gr4" draw:text-style-name="P37" svg:width="0.611cm" svg:height="0.451cm" draw:control="control7"/>/<draw:control text:anchor-type="as-char" draw:z-index="7" draw:style-name="gr4" draw:text-style-name="P37" svg:width="0.69cm" svg:height="0.451cm" draw:control="control8"/></text:p>
      <text:p text:style-name="P17">Doctor :<draw:control text:anchor-type="as-char" draw:z-index="8" draw:style-name="gr4" draw:text-style-name="P36" svg:width="8.721cm" svg:height="0.451cm" draw:control="control9"/><text:tab/> <text:tab/>MR No.: <draw:control text:anchor-type="as-char" draw:z-index="9" draw:style-name="gr4" draw:text-style-name="P37" svg:width="3.761cm" svg:height="0.451cm" draw:control="control10"/></text:p>
      <text:p text:style-name="P19"><text:span text:style-name="T8">Department</text:span> :<draw:control text:anchor-type="as-char" draw:z-index="4" draw:style-name="gr4" draw:text-style-name="P36" svg:width="8cm" svg:height="0.451cm" draw:control="control5"/> <text:tab/>Date of Visit:<draw:control text:anchor-type="as-char" draw:z-index="10" draw:style-name="gr4" draw:text-style-name="P37" svg:width="2.32cm" svg:height="0.451cm" draw:control="control11"/> </text:p>
      <text:p text:style-name="P19"><text:tab/><text:tab/><text:tab/><text:tab/><text:tab/></text:p>
      <text:p text:style-name="P16"><text:tab/><text:tab/><text:tab/><text:tab/><text:tab/>OTOLOGY CHART </text:p>
      <text:p text:style-name="P16"/>
      <text:p text:style-name="P1"><text:span text:style-name="T6">History<text:tab/></text:span><text:span text:style-name="T4"> <text:s text:c="10"/><text:tab/><text:tab/> <text:s text:c="7"/></text:span><text:span text:style-name="T4"><draw:control text:anchor-type="as-char" draw:z-index="0" draw:style-name="gr1" draw:text-style-name="P33" svg:width="12.461cm" svg:height="1.2cm" draw:control="control1"/></text:span></text:p>
      <text:p text:style-name="P7"><text:tab/><text:tab/><text:tab/></text:p>
      <text:p text:style-name="P7"><draw:control text:anchor-type="paragraph" draw:z-index="1" draw:style-name="gr2" draw:text-style-name="P33" svg:width="12.461cm" svg:height="0.69cm" svg:x="4.54cm" svg:y="0.049cm" draw:control="control2"/>Previous Surgery</text:p>
      <text:p text:style-name="P7"/>
      <text:p text:style-name="P7"><draw:control text:anchor-type="paragraph" draw:z-index="11" draw:style-name="gr2" draw:text-style-name="P33" svg:width="12.461cm" svg:height="0.69cm" svg:x="4.54cm" svg:y="0.049cm" draw:control="control12"/>Examination<text:tab/><text:tab/><text:tab/></text:p>
      <text:p text:style-name="P7"/>
      <text:p text:style-name="P8"><draw:control text:anchor-type="paragraph" draw:z-index="12" draw:style-name="gr2" draw:text-style-name="P33" svg:width="12.461cm" svg:height="0.69cm" svg:x="4.54cm" svg:y="0.049cm" draw:control="control13"/><text:span text:style-name="T8"><text:tab/>Ear</text:span><text:span text:style-name="T8"><text:tab/><text:tab/> <text:s/></text:span></text:p>
      <text:p text:style-name="P7"/>
      <text:p text:style-name="P8"><draw:control text:anchor-type="paragraph" draw:z-index="13" draw:style-name="gr2" draw:text-style-name="P33" svg:width="12.461cm" svg:height="0.69cm" svg:x="4.54cm" svg:y="0.049cm" draw:control="control14"/><text:span text:style-name="T8"><text:tab/>Nose<text:tab/></text:span><text:span text:style-name="T8"><text:tab/> <text:s/></text:span></text:p>
      <text:p text:style-name="P7"/>
      <text:p text:style-name="P8"><draw:control text:anchor-type="paragraph" draw:z-index="14" draw:style-name="gr2" draw:text-style-name="P33" svg:width="12.461cm" svg:height="0.69cm" svg:x="4.54cm" svg:y="0.049cm" draw:control="control15"/><text:span text:style-name="T8"><text:tab/>Throat</text:span><text:span text:style-name="T8"><text:tab/> <text:s/></text:span></text:p>
      <text:p text:style-name="P2"/>
      <text:p text:style-name="P9"><draw:control text:anchor-type="paragraph" draw:z-index="15" draw:style-name="gr2" draw:text-style-name="P33" svg:width="12.461cm" svg:height="0.69cm" svg:x="4.54cm" svg:y="0.049cm" draw:control="control16"/>Diagnosis<text:tab/><text:tab/><text:tab/> <text:s/></text:p>
      <text:p text:style-name="P9"/>
      <text:p text:style-name="P9"><draw:control text:anchor-type="paragraph" draw:z-index="16" draw:style-name="gr2" draw:text-style-name="P33" svg:width="12.461cm" svg:height="0.69cm" svg:x="4.54cm" svg:y="0.049cm" draw:control="control17"/>Procedure<text:tab/><text:tab/><text:tab/> <text:s/></text:p>
      <text:p text:style-name="P9"/>
      <text:p text:style-name="P2"><text:span text:style-name="T6">Findings</text:span><text:span text:style-name="T1"><text:tab/></text:span></text:p>
      <text:p text:style-name="P7"><draw:control text:anchor-type="paragraph" draw:z-index="17" draw:style-name="gr2" draw:text-style-name="P33" svg:width="12.461cm" svg:height="0.69cm" svg:x="4.54cm" svg:y="0.049cm" draw:control="control18"/><text:tab/>Ext.Canal<text:tab/> <text:s/></text:p>
      <text:p text:style-name="P7"/>
      <text:p text:style-name="P7"><draw:control text:anchor-type="paragraph" draw:z-index="18" draw:style-name="gr2" draw:text-style-name="P33" svg:width="12.461cm" svg:height="0.69cm" svg:x="4.54cm" svg:y="0.049cm" draw:control="control19"/><text:tab/>T.M.<text:tab/><text:tab/> <text:s/></text:p>
      <text:p text:style-name="P7"/>
      <text:p text:style-name="P7"><draw:control text:anchor-type="paragraph" draw:z-index="19" draw:style-name="gr2" draw:text-style-name="P33" svg:width="12.461cm" svg:height="0.69cm" svg:x="4.54cm" svg:y="0.049cm" draw:control="control20"/><text:tab/>Flaps<text:tab/><text:tab/> <text:s/></text:p>
      <text:p text:style-name="P7"/>
      <text:p text:style-name="P7"><draw:control text:anchor-type="paragraph" draw:z-index="20" draw:style-name="gr2" draw:text-style-name="P33" svg:width="12.461cm" svg:height="0.69cm" svg:x="4.54cm" svg:y="0.049cm" draw:control="control21"/><text:tab/>Middle Ear Mucosa<text:tab/> <text:s/></text:p>
      <text:p text:style-name="P7"/>
      <text:p text:style-name="P7"><draw:control text:anchor-type="paragraph" draw:z-index="21" draw:style-name="gr2" draw:text-style-name="P33" svg:width="12.461cm" svg:height="0.69cm" svg:x="4.54cm" svg:y="0.049cm" draw:control="control22"/><text:tab/>Chorda<text:tab/> <text:s/></text:p>
      <text:p text:style-name="P7"/>
      <text:p text:style-name="P7"><draw:control text:anchor-type="paragraph" draw:z-index="22" draw:style-name="gr2" draw:text-style-name="P33" svg:width="12.461cm" svg:height="0.69cm" svg:x="4.54cm" svg:y="0.049cm" draw:control="control23"/><text:tab/>Attic<text:tab/><text:tab/> <text:s/></text:p>
      <text:p text:style-name="P7"/>
      <text:p text:style-name="P7"><draw:control text:anchor-type="paragraph" draw:z-index="23" draw:style-name="gr2" draw:text-style-name="P33" svg:width="12.461cm" svg:height="0.69cm" svg:x="4.54cm" svg:y="0.049cm" draw:control="control24"/><text:tab/>Antrum<text:tab/> </text:p>
      <text:p text:style-name="P7"/>
      <text:p text:style-name="P7"><draw:control text:anchor-type="paragraph" draw:z-index="24" draw:style-name="gr2" draw:text-style-name="P33" svg:width="12.461cm" svg:height="0.69cm" svg:x="4.54cm" svg:y="0.049cm" draw:control="control25"/><text:tab/>Mastoid Air Cells<text:tab/><text:tab/> <text:s/></text:p>
      <text:p text:style-name="P7"/>
      <text:p text:style-name="P7"><draw:control text:anchor-type="paragraph" draw:z-index="25" draw:style-name="gr2" draw:text-style-name="P34" svg:width="12.461cm" svg:height="0.69cm" svg:x="4.54cm" svg:y="0.049cm" draw:control="control26"/><text:tab/>Tegmen Plate<text:tab/> <text:s/></text:p>
      <text:p text:style-name="P7"/>
      <text:p text:style-name="P7"><draw:control text:anchor-type="paragraph" draw:z-index="26" draw:style-name="gr2" draw:text-style-name="P34" svg:width="12.461cm" svg:height="0.69cm" svg:x="4.54cm" svg:y="0.049cm" draw:control="control27"/><text:tab/>Lateral Sinus<text:tab/><text:tab/> <text:s text:c="19"/></text:p>
      <text:p text:style-name="P7"/>
      <text:p text:style-name="P7"><draw:control text:anchor-type="paragraph" draw:z-index="30" draw:style-name="gr2" draw:text-style-name="P34" svg:width="12.461cm" svg:height="1.2cm" svg:x="4.54cm" svg:y="0.24cm" draw:control="control31"/><text:tab/></text:p>
      <text:p text:style-name="P7"><text:tab/></text:p>
      <text:p text:style-name="P7"><text:tab/>Ossicles<text:tab/> <text:s text:c="23"/><text:tab/><text:tab/> <text:tab/> <text:s text:c="4"/><text:tab/><text:tab/><text:tab/><text:tab/> <text:s text:c="4"/></text:p>
      <text:p text:style-name="P7"><text:s text:c="3"/></text:p>
      <text:p text:style-name="P7"><draw:control text:anchor-type="paragraph" draw:z-index="27" draw:style-name="gr2" draw:text-style-name="P34" svg:width="12.461cm" svg:height="0.69cm" svg:x="4.54cm" svg:y="0.049cm" draw:control="control28"/></text:p>
      <text:p text:style-name="P7"><text:s text:c="2"/><text:tab/>Eust tube Orifice <text:s text:c="5"/></text:p>
      <text:p text:style-name="P7"><draw:control text:anchor-type="paragraph" draw:z-index="28" draw:style-name="gr2" draw:text-style-name="P34" svg:width="12.461cm" svg:height="0.69cm" svg:x="4.54cm" svg:y="0.27cm" draw:control="control29"/></text:p>
      <text:p text:style-name="P7"><text:tab/>Facial Nerve<text:tab/><text:tab/></text:p>
      <text:p text:style-name="P7"><text:tab/><text:tab/> <text:s/></text:p>
      <text:p text:style-name="P6"><draw:control text:anchor-type="paragraph" draw:z-index="29" draw:style-name="gr2" draw:text-style-name="P34" svg:width="12.461cm" svg:height="1.2cm" svg:x="4.54cm" svg:y="0.049cm" draw:control="control30"/></text:p>
      <text:p text:style-name="P9">Complications</text:p>
      <text:p text:style-name="P3"><text:tab/></text:p>
      <text:p text:style-name="P9"><draw:control text:anchor-type="paragraph" draw:z-index="2" draw:style-name="gr2" draw:text-style-name="P34" svg:width="12.461cm" svg:height="1.2cm" svg:x="4.54cm" svg:y="0.049cm" draw:control="control3"/></text:p>
      <text:p text:style-name="P9">Type Of Reconstruction<text:tab/> <text:s text:c="7"/></text:p>
      <text:p text:style-name="P3"/>
      <text:p text:style-name="P4"><text:soft-page-break/><text:s text:c="33"/><text:span text:style-name="T2">AUDIOLOGICAL <text:s/>EVALUATION</text:span></text:p>
      <text:p text:style-name="P10">PURE TONE RIGHT </text:p>
      <text:p text:style-name="P3"><text:s text:c="9"/><text:span text:style-name="T9">125 <text:s text:c="3"/>250 <text:s text:c="5"/>500 <text:s text:c="3"/>1000 <text:s text:c="3"/>2000 <text:s text:c="2"/>4000 <text:s text:c="3"/>8000</text:span> 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F" table:number-columns-repeated="2"/>
        <table:table-column table:style-name="Table4.E"/>
        <table:table-column table:style-name="Table4.F" table:number-columns-repeated="2"/>
        <table:table-column table:style-name="Table4.E"/>
        <table:table-column table:style-name="Table4.F"/>
        <table:table-column table:style-name="Table4.P"/>
        <table:table-row table:style-name="Table4.1">
          <table:table-cell table:style-name="Table4.A1" table:number-rows-spanned="11" office:value-type="string">
            <text:p text:style-name="P22"/>
            <text:p text:style-name="P22"/>
            <text:p text:style-name="P22"/>
            <text:p text:style-name="P23">HEARING LOSS</text:p>
          </table:table-cell>
          <table:table-cell table:style-name="Table4.A1" table:number-rows-spanned="11" office:value-type="string">
            <text:p text:style-name="P24"/>
            <text:p text:style-name="P27">0</text:p>
            <text:p text:style-name="P25">10</text:p>
            <text:p text:style-name="P25">20</text:p>
            <text:p text:style-name="P25">30</text:p>
            <text:p text:style-name="P25">40</text:p>
            <text:p text:style-name="P25">50</text:p>
            <text:p text:style-name="P25">60</text:p>
            <text:p text:style-name="P25">70</text:p>
            <text:p text:style-name="P25">80</text:p>
            <text:p text:style-name="P25">90</text:p>
            <text:p text:style-name="P25">100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P1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><text:s text:c="3"/></text:p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><text:s text:c="4"/></text:p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C2" office:value-type="string">
            <text:p text:style-name="P15"/>
          </table:table-cell>
          <table:table-cell table:style-name="Table4.P2" office:value-type="string">
            <text:p text:style-name="P15"/>
          </table:table-cell>
        </table:table-row>
        <table:table-row table:style-name="Table4.1"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office:value-type="string">
            <text:p text:style-name="P15"/>
          </table:table-cell>
          <table:table-cell table:style-name="Table4.C2" table:number-columns-spanned="2" office:value-type="string">
            <text:p text:style-name="P12">250</text:p>
          </table:table-cell>
          <table:covered-table-cell/>
          <table:table-cell table:style-name="Table4.C2" table:number-columns-spanned="2" office:value-type="string">
            <text:p text:style-name="P12">500</text:p>
          </table:table-cell>
          <table:covered-table-cell/>
          <table:table-cell table:style-name="Table4.C2" table:number-columns-spanned="2" office:value-type="string">
            <text:p text:style-name="P12">1000</text:p>
          </table:table-cell>
          <table:covered-table-cell/>
          <table:table-cell table:style-name="Table4.C2" table:number-columns-spanned="2" office:value-type="string">
            <text:p text:style-name="P12">2000</text:p>
          </table:table-cell>
          <table:covered-table-cell/>
          <table:table-cell table:style-name="Table4.C2" table:number-columns-spanned="2" office:value-type="string">
            <text:p text:style-name="P12">4000</text:p>
          </table:table-cell>
          <table:covered-table-cell/>
          <table:table-cell table:style-name="Table4.C2" table:number-columns-spanned="2" office:value-type="string">
            <text:p text:style-name="P12">8000</text:p>
          </table:table-cell>
          <table:covered-table-cell/>
          <table:table-cell table:style-name="Table4.P2" office:value-type="string">
            <text:p text:style-name="P15"/>
          </table:table-cell>
        </table:table-row>
        <table:table-row table:style-name="Table4.13">
          <table:table-cell table:style-name="Table4.C2" table:number-columns-spanned="2" office:value-type="string">
            <text:p text:style-name="P20">Webers</text:p>
          </table:table-cell>
          <table:covered-table-cell/>
          <table:table-cell table:style-name="Table4.C2" office:value-type="string">
            <text:p text:style-name="P20"/>
          </table:table-cell>
          <table:table-cell table:style-name="Table4.C2" table:number-columns-spanned="2" office:value-type="string">
            <text:p text:style-name="P20"/>
          </table:table-cell>
          <table:covered-table-cell/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C2" table:number-columns-spanned="2" office:value-type="string">
            <text:p text:style-name="P15"/>
          </table:table-cell>
          <table:covered-table-cell/>
          <table:table-cell table:style-name="Table4.P2" office:value-type="string">
            <text:p text:style-name="P15"/>
          </table:table-cell>
        </table:table-row>
      </table:table>
      <text:p text:style-name="P10"/>
      <text:p text:style-name="P10">PURE TONE LEFT</text:p>
      <text:p text:style-name="P11"/>
      <text:p text:style-name="P5"><text:span text:style-name="T9"><text:s text:c="14"/>125 <text:s text:c="3"/>250 <text:s text:c="5"/>500 <text:s text:c="3"/>1000 <text:s text:c="3"/>2000 <text:s text:c="2"/>4000 <text:s text:c="3"/>8000 <text:s text:c="25"/></text:span><text:s text:c="152"/></text:p>
      <table:table table:name="PURETONERIGHT" table:style-name="PURETONERIGHT">
        <table:table-column table:style-name="PURETONERIGHT.A"/>
        <table:table-column table:style-name="PURETONERIGHT.B"/>
        <table:table-column table:style-name="PURETONERIGHT.C"/>
        <table:table-column table:style-name="PURETONERIGHT.D"/>
        <table:table-column table:style-name="PURETONERIGHT.E"/>
        <table:table-column table:style-name="PURETONERIGHT.F" table:number-columns-repeated="2"/>
        <table:table-column table:style-name="PURETONERIGHT.E"/>
        <table:table-column table:style-name="PURETONERIGHT.F" table:number-columns-repeated="2"/>
        <table:table-column table:style-name="PURETONERIGHT.E"/>
        <table:table-column table:style-name="PURETONERIGHT.F" table:number-columns-repeated="2"/>
        <table:table-column table:style-name="PURETONERIGHT.E"/>
        <table:table-column table:style-name="PURETONERIGHT.F"/>
        <table:table-column table:style-name="PURETONERIGHT.P"/>
        <table:table-row table:style-name="PURETONERIGHT.1">
          <table:table-cell table:style-name="PURETONERIGHT.A1" table:number-rows-spanned="11" office:value-type="string">
            <text:p text:style-name="P22"/>
            <text:p text:style-name="P22"/>
            <text:p text:style-name="P22"/>
            <text:p text:style-name="P23">HEARING LOSS</text:p>
          </table:table-cell>
          <table:table-cell table:style-name="PURETONERIGHT.A1" table:number-rows-spanned="11" office:value-type="string">
            <text:p text:style-name="P24"/>
            <text:p text:style-name="P27">0</text:p>
            <text:p text:style-name="P25">10</text:p>
            <text:p text:style-name="P25">20</text:p>
            <text:p text:style-name="P25">30</text:p>
            <text:p text:style-name="P25">40</text:p>
            <text:p text:style-name="P25">50</text:p>
            <text:p text:style-name="P25">60</text:p>
            <text:p text:style-name="P25">70</text:p>
            <text:p text:style-name="P25">80</text:p>
            <text:p text:style-name="P25">90</text:p>
            <text:p text:style-name="P25">100</text:p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A1" office:value-type="string">
            <text:p text:style-name="P15"/>
          </table:table-cell>
          <table:table-cell table:style-name="PURETONERIGHT.P1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><text:s text:c="3"/></text:p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><text:s text:c="4"/></text:p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covered-table-cell/>
          <table:covered-table-cell/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C2" office:value-type="string">
            <text:p text:style-name="P15"/>
          </table:table-cell>
          <table:table-cell table:style-name="PURETONERIGHT.P2" office:value-type="string">
            <text:p text:style-name="P15"/>
          </table:table-cell>
        </table:table-row>
        <table:table-row table:style-name="PURETONERIGHT.1">
          <table:table-cell table:style-name="PURETONERIGHT.C2" table:number-columns-spanned="2" office:value-type="string">
            <text:p text:style-name="P15"/>
          </table:table-cell>
          <table:covered-table-cell/>
          <table:table-cell table:style-name="PURETONERIGHT.C2" office:value-type="string">
            <text:p text:style-name="P15"/>
          </table:table-cell>
          <table:table-cell table:style-name="PURETONERIGHT.C2" table:number-columns-spanned="2" office:value-type="string">
            <text:p text:style-name="P12">250</text:p>
          </table:table-cell>
          <table:covered-table-cell/>
          <table:table-cell table:style-name="PURETONERIGHT.C2" table:number-columns-spanned="2" office:value-type="string">
            <text:p text:style-name="P12">500</text:p>
          </table:table-cell>
          <table:covered-table-cell/>
          <table:table-cell table:style-name="PURETONERIGHT.C2" table:number-columns-spanned="2" office:value-type="string">
            <text:p text:style-name="P12">1000</text:p>
          </table:table-cell>
          <table:covered-table-cell/>
          <table:table-cell table:style-name="PURETONERIGHT.C2" table:number-columns-spanned="2" office:value-type="string">
            <text:p text:style-name="P12">2000</text:p>
          </table:table-cell>
          <table:covered-table-cell/>
          <table:table-cell table:style-name="PURETONERIGHT.C2" table:number-columns-spanned="2" office:value-type="string">
            <text:p text:style-name="P12">4000</text:p>
          </table:table-cell>
          <table:covered-table-cell/>
          <table:table-cell table:style-name="PURETONERIGHT.C2" table:number-columns-spanned="2" office:value-type="string">
            <text:p text:style-name="P12">8000</text:p>
          </table:table-cell>
          <table:covered-table-cell/>
          <table:table-cell table:style-name="PURETONERIGHT.P2" office:value-type="string">
            <text:p text:style-name="P15"/>
          </table:table-cell>
        </table:table-row>
        <table:table-row table:style-name="PURETONERIGHT.13">
          <table:table-cell table:style-name="PURETONERIGHT.C2" table:number-columns-spanned="2" office:value-type="string">
            <text:p text:style-name="P20">Webers</text:p>
          </table:table-cell>
          <table:covered-table-cell/>
          <table:table-cell table:style-name="PURETONERIGHT.C2" office:value-type="string">
            <text:p text:style-name="P20"/>
          </table:table-cell>
          <table:table-cell table:style-name="PURETONERIGHT.C2" table:number-columns-spanned="2" office:value-type="string">
            <text:p text:style-name="P20"/>
          </table:table-cell>
          <table:covered-table-cell/>
          <table:table-cell table:style-name="PURETONERIGHT.C2" table:number-columns-spanned="2" office:value-type="string">
            <text:p text:style-name="P15"/>
          </table:table-cell>
          <table:covered-table-cell/>
          <table:table-cell table:style-name="PURETONERIGHT.C2" table:number-columns-spanned="2" office:value-type="string">
            <text:p text:style-name="P15"/>
          </table:table-cell>
          <table:covered-table-cell/>
          <table:table-cell table:style-name="PURETONERIGHT.C2" table:number-columns-spanned="2" office:value-type="string">
            <text:p text:style-name="P15"/>
          </table:table-cell>
          <table:covered-table-cell/>
          <table:table-cell table:style-name="PURETONERIGHT.C2" table:number-columns-spanned="2" office:value-type="string">
            <text:p text:style-name="P15"/>
          </table:table-cell>
          <table:covered-table-cell/>
          <table:table-cell table:style-name="PURETONERIGHT.C2" table:number-columns-spanned="2" office:value-type="string">
            <text:p text:style-name="P15"/>
          </table:table-cell>
          <table:covered-table-cell/>
          <table:table-cell table:style-name="PURETONERIGHT.P2" office:value-type="string">
            <text:p text:style-name="P15"/>
          </table:table-cell>
        </table:table-row>
      </table:table>
      <text:p text:style-name="P29"><draw:control text:anchor-type="paragraph" draw:z-index="43" draw:style-name="gr2" draw:text-style-name="P33" svg:width="7.981cm" svg:height="6.91cm" svg:x="8.98cm" svg:y="1.03cm" draw:control="control44"/> <text:s text:c="22"/><text:span text:style-name="T7">Rt <text:s text:c="28"/>Lt <text:s text:c="2"/></text:span><text:span text:style-name="T5"><text:s/></text:span><text:span text:style-name="T1"><text:s text:c="39"/></text:span><text:span text:style-name="T3">FOLLOW UP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SRT</text:p>
          </table:table-cell>
          <table:table-cell table:style-name="Table1.B1" office:value-type="string">
            <text:p text:style-name="P14"><draw:control text:anchor-type="as-char" draw:z-index="31" draw:style-name="gr1" draw:text-style-name="P33" svg:width="2.971cm" svg:height="0.69cm" draw:control="control32"/></text:p>
          </table:table-cell>
          <table:table-cell table:style-name="Table1.C1" office:value-type="string">
            <text:p text:style-name="P5"><draw:control text:anchor-type="as-char" draw:z-index="32" draw:style-name="gr1" draw:text-style-name="P34" svg:width="2.941cm" svg:height="0.69cm" draw:control="control33"/></text:p>
          </table:table-cell>
        </table:table-row>
        <table:table-row table:style-name="Table1.2">
          <table:table-cell table:style-name="Table1.A2" office:value-type="string">
            <text:p text:style-name="P21">SDS</text:p>
          </table:table-cell>
          <table:table-cell table:style-name="Table1.B2" office:value-type="string">
            <text:p text:style-name="P5"><draw:control text:anchor-type="as-char" draw:z-index="33" draw:style-name="gr1" draw:text-style-name="P34" svg:width="2.971cm" svg:height="0.69cm" draw:control="control34"/></text:p>
          </table:table-cell>
          <table:table-cell table:style-name="Table1.C2" office:value-type="string">
            <text:p text:style-name="P5"><draw:control text:anchor-type="as-char" draw:z-index="34" draw:style-name="gr1" draw:text-style-name="P34" svg:width="2.941cm" svg:height="0.69cm" draw:control="control35"/></text:p>
          </table:table-cell>
        </table:table-row>
        <table:table-row table:style-name="Table1.3">
          <table:table-cell table:style-name="Table1.A3" table:number-columns-spanned="3" office:value-type="string">
            <text:p text:style-name="P15"><text:s text:c="5"/><text:span text:style-name="T4">SPECIAL TESTS</text:span></text:p>
            <text:p text:style-name="P15"><text:s text:c="13"/><text:span text:style-name="T5"><text:s/>Rt <text:s text:c="26"/>Lt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1">SISI</text:p>
          </table:table-cell>
          <table:table-cell table:style-name="Table1.B2" office:value-type="string">
            <text:p text:style-name="P5"><draw:control text:anchor-type="as-char" draw:z-index="35" draw:style-name="gr1" draw:text-style-name="P33" svg:width="2.971cm" svg:height="0.69cm" draw:control="control36"/></text:p>
          </table:table-cell>
          <table:table-cell table:style-name="Table1.C2" office:value-type="string">
            <text:p text:style-name="P5"><draw:control text:anchor-type="as-char" draw:z-index="36" draw:style-name="gr1" draw:text-style-name="P33" svg:width="2.961cm" svg:height="0.69cm" draw:control="control37"/></text:p>
          </table:table-cell>
        </table:table-row>
        <table:table-row>
          <table:table-cell table:style-name="Table1.A2" office:value-type="string">
            <text:p text:style-name="P21">ABLB</text:p>
          </table:table-cell>
          <table:table-cell table:style-name="Table1.B2" office:value-type="string">
            <text:p text:style-name="P5"><draw:control text:anchor-type="as-char" draw:z-index="37" draw:style-name="gr1" draw:text-style-name="P33" svg:width="2.971cm" svg:height="0.69cm" draw:control="control38"/></text:p>
          </table:table-cell>
          <table:table-cell table:style-name="Table1.C2" office:value-type="string">
            <text:p text:style-name="P5"><draw:control text:anchor-type="as-char" draw:z-index="38" draw:style-name="gr1" draw:text-style-name="P33" svg:width="2.941cm" svg:height="0.69cm" draw:control="control39"/></text:p>
          </table:table-cell>
        </table:table-row>
        <table:table-row>
          <table:table-cell table:style-name="Table1.A2" office:value-type="string">
            <text:p text:style-name="P21">TD</text:p>
          </table:table-cell>
          <table:table-cell table:style-name="Table1.B2" office:value-type="string">
            <text:p text:style-name="P5"><draw:control text:anchor-type="as-char" draw:z-index="39" draw:style-name="gr1" draw:text-style-name="P33" svg:width="2.971cm" svg:height="0.69cm" draw:control="control40"/></text:p>
          </table:table-cell>
          <table:table-cell table:style-name="Table1.C2" office:value-type="string">
            <text:p text:style-name="P5"><draw:control text:anchor-type="as-char" draw:z-index="40" draw:style-name="gr1" draw:text-style-name="P33" svg:width="2.941cm" svg:height="0.69cm" draw:control="control41"/></text:p>
          </table:table-cell>
        </table:table-row>
        <table:table-row table:style-name="Table1.7">
          <table:table-cell table:style-name="Table1.A2" office:value-type="string">
            <text:p text:style-name="P21">OTHER</text:p>
            <text:p text:style-name="P21">TESTS</text:p>
          </table:table-cell>
          <table:table-cell table:style-name="Table1.B2" office:value-type="string">
            <text:p text:style-name="P5"><draw:control text:anchor-type="as-char" draw:z-index="41" draw:style-name="gr1" draw:text-style-name="P33" svg:width="2.971cm" svg:height="1.001cm" draw:control="control42"/></text:p>
          </table:table-cell>
          <table:table-cell table:style-name="Table1.C2" office:value-type="string">
            <text:p text:style-name="P5"><draw:control text:anchor-type="as-char" draw:z-index="42" draw:style-name="gr1" draw:text-style-name="P33" svg:width="2.941cm" svg:height="1.001cm" draw:control="control43"/></text:p>
          </table:table-cell>
        </table:table-row>
      </table:table>
      <text:p text:style-name="P3"><text:s text:c="32"/><text:tab/><text:tab/> <text:s text:c="12"/><draw:control text:anchor-type="as-char" svg:y="-0.079cm" draw:z-index="3" draw:style-name="gr3" draw:text-style-name="P35" svg:width="2.001cm" svg:height="0.75cm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 style:font-adornments="Regular"/>
    <style:font-face style:name="Arial1" svg:font-family="Arial" style:font-family-generic="swiss"/>
    <style:font-face style:name="Arial3" svg:font-family="Arial" style:font-adornments="Negreta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tish Mummidi</meta:initial-creator>
    <meta:creation-date>2009-07-21T10:30:00</meta:creation-date>
    <dc:creator>Sivanarayana V</dc:creator>
    <dc:date>2009-08-10T15:32:02</dc:date>
    <meta:editing-cycles>55</meta:editing-cycles>
    <meta:editing-duration>PT15H21M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105" meta:word-count="125" meta:character-count="1314"/>
  </office:meta>
</office:document-meta>
</file>